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1"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writing-mode="lr-tb"/>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2"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3" style:family="paragraph" style:parent-style-name="Standard">
      <style:text-properties fo:color="#000000" style:text-outline="false" style:text-line-through-style="none" style:font-name="Arial" fo:font-size="12pt" fo:font-style="normal" fo:text-shadow="none"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font-name="Arial" fo:font-size="12pt" fo:font-style="normal" fo:text-shadow="none"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P5" style:family="paragraph" style:parent-style-name="Standard">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center" style:justify-single-word="false"/>
      <style:text-properties fo:color="#000000" style:text-outline="false" style:text-line-through-style="none" style:font-name="Arial" fo:font-size="12pt" fo:font-style="normal" fo:text-shadow="none"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9" style:family="paragraph" style:parent-style-name="Standard">
      <style:paragraph-properties fo:text-align="start" style:justify-single-word="false" style:text-autospace="none" style:writing-mode="lr-tb"/>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10" style:family="paragraph" style:parent-style-name="Standard">
      <style:paragraph-properties fo:text-align="start" style:justify-single-word="false" style:text-autospace="none" style:writing-mode="lr-tb"/>
      <style:text-properties fo:color="#000000" style:text-outline="false" style:text-line-through-style="none" style:font-name="Arial" fo:font-size="12pt" fo:font-style="normal" fo:text-shadow="none"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T1" style:family="text">
      <style:text-properties fo:color="#000000"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T2" style:family="text">
      <style:text-properties fo:color="#000000" style:text-outline="false" style:text-line-through-style="none" style:font-name="Arial" fo:font-size="12pt" fo:font-style="normal" fo:text-shadow="none" style:text-underline-style="none" style:font-name-asian="Arial" style:font-size-asian="12pt" style:font-style-asian="normal" style:font-name-complex="Arial" style:font-size-complex="12pt" style:font-style-complex="normal" style:text-emphasize="none" style:text-overline-style="none" style:text-overline-color="font-color"/>
    </style:style>
    <style:style style:name="T3" style:family="text">
      <style:text-properties fo:color="#000000" style:text-outline="false" style:text-line-through-style="none" style:font-name="Arial" fo:font-size="12pt" fo:font-style="normal" fo:text-shadow="none"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T4" style:family="text">
      <style:text-properties fo:color="#000000" style:text-outline="false" style:text-line-through-style="none" style:font-name="Arial1" fo:font-size="12pt" fo:font-style="normal" fo:text-shadow="none" style:text-underline-style="none" fo:font-weight="bold" style:font-name-asian="Arial1" style:font-size-asian="12pt" style:font-style-asian="normal" style:font-weight-asian="bold" style:font-name-complex="Arial1" style:font-size-complex="12pt" style:font-style-complex="normal" style:font-weight-complex="bold" style:text-emphasize="none" style:text-overline-style="none" style:text-ov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5">Pays éliminés de la liste</text:span> : <text:span text:style-name="T1">Liechtenstein, </text:span><text:span text:style-name="T4">Monténégro, </text:span><text:span text:style-name="T1">Serbie, Kosovo, Albanie.</text:span></text:p>
      <text:p text:style-name="P3"/>
      <text:p text:style-name="P6"><text:span text:style-name="T3">Données téléchargées en fonction de dates différentes</text:span><text:span text:style-name="T2"> : le salaire horaire pour la Grèce et la Croatie qui est daté des données de l'année 2010 au lieu de 2014 comme les autres.</text:span></text:p>
      <text:p text:style-name="P5"/>
      <text:p text:style-name="P4">NATURE DES CARACTERES</text:p>
      <text:p text:style-name="P4"/>
      <text:p text:style-name="P8">gii : quantitatif rapport continue mésurable</text:p>
      <text:p text:style-name="P8">IDH: quantitatif rapport continue mésurable</text:p>
      <text:p text:style-name="P8">hommes taux_emploi : quantitatif rapport continue mésurable</text:p>
      <text:p text:style-name="P8">Femmes(taux d'emploi): quantitatif rapport continue mésurable</text:p>
      <text:p text:style-name="P8">PIB(euros par habitant): quantitatif rapport continue mésurable</text:p>
      <text:p text:style-name="P8">M(taux d 'éducation supérieure) : <text:s/>quantitatif rapport continue mésurable</text:p>
      <text:p text:style-name="P8">F(taux d 'éducation supérieure) : quantitatif rapport continue mésurable</text:p>
      <text:p text:style-name="P8">H(salaires horaires : quantitatif stock continue mésurable</text:p>
      <text:p text:style-name="P8">F(salaires horaires : quantitatif stock continue mésurable</text:p>
      <text:p text:style-name="P8"/>
      <text:p text:style-name="P4"/>
      <text:p text:style-name="P4"/>
      <text:p text:style-name="P4">INTERPRETATION DES DIFFERENTES DONNEES A PARTIR DES ANALYSES UNIVARIEES</text:p>
      <text:p text:style-name="P1"/>
      <text:p text:style-name="P1"><text:span text:style-name="T5">Gender inequality index</text:span> : la valeur de la moyenne est de 0,15, celle du minimum de 0,2 et la valeur maximum des valeurs est de 1,03. Cela peut nous renseigne sur le fait la distribution comporte un grand nombre de valeurs faibles. La valeur de la médiane est inferieure à celle de la moyenne, ce qui signifie que nous avons affaire à une distribution disymétrique à gauche. Le coefficient de variation est supérieur à 1, cela signifie que nous avons une répartition inégale des valeurs dans l'espace. </text:p>
      <text:p text:style-name="P1">Nous constatons par l'analyse de cette variable que l'inégalité entre les hommes et les femmes est realtivement faible à par dans certain pays qui présentent une inegalité très marquée. </text:p>
      <text:p text:style-name="P1"/>
      <text:p text:style-name="P10"/>
      <text:p text:style-name="P10">IDH :<text:span text:style-name="T6"> <text:s/></text:span><text:span text:style-name="T7">la valeur de la moyenne est de 0,86 et la valeur maximum des valeurs est de 0,94. Cela nous renseigne sur la densité de fortes valeurs dans la distribution. La valeur du <text:s/>coefficient de varition obtenue est très faible, ce qui suggère une forte dispersion des valeurs dans l'espace. Le faible écart entre la valeur de la moyenne et celle de la médianne montre que nous avons affaire dans ce cas à une distribution uniforme. Le niveau de vie dans les différents pays d'Europe est presque le même et surtout, il est élevé. Les pays de l'EST de l'Europe présentent un niveau de vie plus faible que ceux de l'OUEST.</text:span></text:p>
      <text:p text:style-name="P10"><text:span text:style-name="T7"/></text:p>
      <text:p text:style-name="P10">ECART TAUX EMPLOI <text:span text:style-name="T7">: L'abscence de valeurs negatives dans l'ecart des taux d'emploi entre les hommes et les femmes montre que les homme sont generalement plus employé <text:s/>que les <text:s/>femmes dans tout les pays européens. Aussi, le taux d'emploi des hommes est mieux répartie à travers tout les pays européens que celui des femmes. </text:span></text:p>
      <text:p text:style-name="P10"><text:span text:style-name="T7"/></text:p>
      <text:p text:style-name="P10">PIB :<text:span text:style-name="T7"> coefficient de variation éleve suppose une forte concentration des valeurs <text:s/>dans certains espaces. Aussi, beaucoup de pays sont au dessous de la moyenne. Une distribution dissymétrique à gauche. La richesse concentre dans les pays du nord et les pays de l'ouest.</text:span></text:p>
      <text:p text:style-name="P10"><text:soft-page-break/><text:span text:style-name="T7"/></text:p>
      <text:p text:style-name="P10"><text:span text:style-name="T7"/></text:p>
      <text:p text:style-name="P10">Taux d'éducation supérieure :<text:span text:style-name="T7"> <text:s/>le taux d'éducation supérieure est moins dispersé spatialement, le niveau d'éducation entre les hommes et les femmes est identique. Mais l'écart entre les hommes et les femmes dans les pays européens est très dispersé. Par exemple, le Portugal et la Lettonie présentent une forte valeur d'éducation supérieure pour les femmes, tandis que la Tuiquie et l'Ancienne République de yougoslave présentent un fort taux pour les hommes.</text:span></text:p>
      <text:p text:style-name="P10"><text:span text:style-name="T7"/></text:p>
      <text:p text:style-name="P10"><text:span text:style-name="T7"/></text:p>
      <text:p text:style-name="P10">Salaires horaires<text:span text:style-name="T7"> : </text:span></text:p>
      <text:p text:style-name="P10"><text:span text:style-name="T7">Comme le taux d'emploi, les hommes sont mieux payés que les femmes dans les pays européens. </text:span></text:p>
      <text:p text:style-name="P10"><text:span text:style-name="T7">l'analyse des valeurs nous mène à supposer que plus les salaires sont bas dans un pays, moins il y'a d'ecart entre les revenus horaires perçuent par les hommes et les femmes. Les pays dans lesquels les salaires sont élevés laisse entrevoir un écart plus grand entre les revenus perçuent par les hommes et les femmes. </text:span></text:p>
      <text:p text:style-name="P1"/>
      <text:p text:style-name="P2"/>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1"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kim Bird</meta:initial-creator>
    <meta:creation-date>2017-05-01T11:49:44.34</meta:creation-date>
    <dc:date>2017-05-04T14:35:57.15</dc:date>
    <meta:editing-duration>PT3H53M36S</meta:editing-duration>
    <meta:editing-cycles>21</meta:editing-cycles>
    <meta:generator>OpenOffice/4.1.2$Win32 OpenOffice.org_project/412m3$Build-9782</meta:generator>
    <meta:document-statistic meta:table-count="0" meta:image-count="0" meta:object-count="0" meta:page-count="2" meta:paragraph-count="22" meta:word-count="587" meta:character-count="3663"/>
  </office:meta>
</office:document-meta>
</file>